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035cm" draw:marker-start-width="0.315cm" draw:marker-end-width="0.315cm" draw:fill="none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8cm"/>
      <style:paragraph-properties style:writing-mode="lr-tb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22" style:family="graphic" style:parent-style-name="objectwithoutfill">
      <style:graphic-properties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3" style:family="graphic" style:parent-style-name="objectwithoutfill">
      <style:graphic-properties draw:stroke="solid" draw:stroke-dash="Long_20_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24" style:family="graphic" style:parent-style-name="objectwithoutfill">
      <style:graphic-properties draw:stroke="dash" draw:stroke-dash="Dash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7cm"/>
      <style:paragraph-properties style:writing-mode="lr-tb"/>
    </style:style>
    <style:style style:name="gr29" style:family="graphic" style:parent-style-name="objectwithoutfill">
      <style:graphic-properties draw:stroke="dash" draw:stroke-dash="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30" style:family="graphic" style:parent-style-name="objectwithoutfill">
      <style:graphic-properties draw:stroke="dash" draw:stroke-dash="Dot"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1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6cm"/>
      <style:paragraph-properties style:writing-mode="lr-tb"/>
    </style:style>
    <style:style style:name="gr33" style:family="graphic" style:parent-style-name="objectwithoutfill">
      <style:graphic-properties draw:marker-end="Arrowheads_20_16" draw:marker-end-width="0.3cm" draw:fill="none" draw:textarea-vertical-align="middle"/>
    </style:style>
    <style:style style:name="gr34" style:family="graphic" style:parent-style-name="objectwithoutfill">
      <style:graphic-properties draw:marker-end="Arrowheads_20_17" draw:marker-end-width="0.3cm" draw:fill="none" draw:textarea-vertical-align="middle"/>
    </style:style>
    <style:style style:name="gr35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Arial1"/>
    </style:style>
    <style:style style:name="P2" style:family="paragraph">
      <style:paragraph-properties fo:text-align="center" style:writing-mode="lr-tb"/>
      <style:text-properties style:font-name="Arial1"/>
    </style:style>
    <style:style style:name="P3" style:family="paragraph">
      <loext:graphic-properties draw:fill="none"/>
      <style:paragraph-properties fo:text-align="center"/>
      <style:text-properties style:font-name="Arial1"/>
    </style:style>
    <style:style style:name="P4" style:family="paragraph">
      <style:paragraph-properties fo:text-align="center"/>
      <style:text-properties style:font-name="Arial1"/>
    </style:style>
    <style:style style:name="P5" style:family="paragraph">
      <loext:graphic-properties draw:fill-color="#000000"/>
      <style:paragraph-properties fo:text-align="center"/>
      <style:text-properties style:font-name="Arial1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T1" style:family="text">
      <style:text-properties style:font-name="Arial1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0.878cm" svg:x="2.027cm" svg:y="1.827cm">
          <draw:text-box>
            <text:p><text:span text:style-name="T1">Input</text:span></text:p>
          </draw:text-box>
        </draw:frame>
        <draw:custom-shape draw:style-name="gr2" draw:text-style-name="P2" xml:id="id1" draw:id="id1" draw:layer="layout" svg:width="4.445cm" svg:height="1.27cm" svg:x="10.028cm" svg:y="1.635cm">
          <text:p text:style-name="P2"><text:span text:style-name="T1">Characteristic Cur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4cm" svg:height="1.27cm" svg:x="6.218cm" svg:y="1.635cm">
          <text:p text:style-name="P2"><text:span text:style-name="T1">Peak Hol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473cm" svg:y1="2.27cm" svg:x2="15.616cm" svg:y2="2.27cm" draw:start-shape="id1" draw:start-glue-point="1" draw:end-shape="id2" draw:end-glue-point="3" svg:d="M14473 2270h1143" svg:viewBox="0 0 1144 1">
          <text:p/>
        </draw:connector>
        <draw:custom-shape draw:style-name="gr5" draw:text-style-name="P2" xml:id="id2" draw:id="id2" draw:layer="layout" svg:width="3.81cm" svg:height="1.27cm" svg:x="15.616cm" svg:y="1.635cm">
          <text:p text:style-name="P2"><text:span text:style-name="T1">Smoothing Filt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758cm" svg:y1="2.27cm" svg:x2="10.028cm" svg:y2="2.27cm" draw:start-shape="id3" draw:start-glue-point="1" draw:end-shape="id1" draw:end-glue-point="3" svg:d="M8758 2270h1270" svg:viewBox="0 0 1271 1">
          <text:p/>
        </draw:connector>
        <draw:custom-shape draw:style-name="gr7" draw:text-style-name="P2" xml:id="id5" draw:id="id5" draw:layer="layout" svg:width="3.175cm" svg:height="1.27cm" svg:x="15.997cm" svg:y="4.175cm">
          <text:p text:style-name="P2"><text:span text:style-name="T1">Delay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8" draw:text-style-name="P4" draw:layer="layout" svg:width="1.016cm" svg:height="1.016cm" svg:x="20.194cm" svg:y="1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20.448cm" svg:y1="2.524cm" svg:x2="20.956cm" svg:y2="2.016cm">
            <text:p/>
          </draw:line>
          <draw:line draw:style-name="gr9" draw:text-style-name="P3" draw:layer="layout" svg:x1="20.448cm" svg:y1="2.016cm" svg:x2="20.956cm" svg:y2="2.524cm">
            <text:p/>
          </draw:line>
        </draw:g>
        <draw:custom-shape draw:style-name="gr10" draw:text-style-name="P5" xml:id="id4" draw:id="id4" draw:layer="layout" svg:width="0.254cm" svg:height="0.254cm" svg:x="4.694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4.948cm" svg:y1="2.27cm" svg:x2="6.218cm" svg:y2="2.27cm" draw:start-shape="id4" draw:start-glue-point="10" draw:end-shape="id3" draw:end-glue-point="3" svg:d="M4948 2270h1270" svg:viewBox="0 0 1271 1">
          <text:p/>
        </draw:connector>
        <draw:line draw:style-name="gr12" draw:text-style-name="P3" draw:layer="layout" svg:x1="3.551cm" svg:y1="2.27cm" svg:x2="4.821cm" svg:y2="2.27cm">
          <text:p/>
        </draw:line>
        <draw:connector draw:style-name="gr13" draw:text-style-name="P3" draw:layer="layout" svg:x1="4.821cm" svg:y1="2.397cm" svg:x2="15.997cm" svg:y2="4.81cm" draw:start-shape="id4" draw:start-glue-point="8" draw:end-shape="id5" draw:end-glue-point="3" svg:d="M4821 2397v2413h11176" svg:viewBox="0 0 11177 2414">
          <text:p/>
        </draw:connector>
        <draw:connector draw:style-name="gr14" draw:text-style-name="P3" draw:layer="layout" svg:x1="19.172cm" svg:y1="4.81cm" svg:x2="20.702cm" svg:y2="2.778cm" draw:start-shape="id5" draw:start-glue-point="1" draw:end-shape="id6" draw:end-glue-point="2" svg:d="M19172 4810h1530v-2032" svg:viewBox="0 0 1531 2033">
          <text:p/>
        </draw:connector>
        <draw:connector draw:style-name="gr15" draw:text-style-name="P3" draw:layer="layout" svg:x1="19.426cm" svg:y1="2.27cm" svg:x2="20.194cm" svg:y2="2.27cm" draw:start-shape="id2" draw:start-glue-point="1" draw:end-shape="id6" draw:end-glue-point="3" svg:d="M19426 2270h768" svg:viewBox="0 0 769 1">
          <text:p/>
        </draw:connector>
        <draw:line draw:style-name="gr16" draw:text-style-name="P3" draw:layer="layout" svg:x1="21.21cm" svg:y1="2.27cm" svg:x2="22.607cm" svg:y2="2.27cm">
          <text:p/>
        </draw:line>
        <draw:frame draw:style-name="gr17" draw:text-style-name="P1" draw:layer="layout" svg:width="1.78cm" svg:height="0.878cm" svg:x="22.588cm" svg:y="1.827cm">
          <draw:text-box>
            <text:p><text:span text:style-name="T1">Output</text:span></text:p>
          </draw:text-box>
        </draw:frame>
        <draw:line draw:style-name="gr18" draw:text-style-name="P6" draw:layer="layout" svg:x1="3.54cm" svg:y1="21.32cm" svg:x2="9.255cm" svg:y2="21.32cm">
          <text:p/>
        </draw:line>
        <draw:line draw:style-name="gr19" draw:text-style-name="P6" draw:layer="layout" svg:x1="3.54cm" svg:y1="21.32cm" svg:x2="3.54cm" svg:y2="15.986cm">
          <text:p/>
        </draw:line>
        <draw:frame draw:style-name="gr20" draw:text-style-name="P7" draw:layer="layout" svg:width="1.45cm" svg:height="0.725cm" svg:x="9.255cm" svg:y="20.976cm">
          <draw:text-box>
            <text:p>Input</text:p>
          </draw:text-box>
        </draw:frame>
        <draw:frame draw:style-name="gr21" draw:text-style-name="P7" draw:layer="layout" svg:width="1.78cm" svg:height="0.725cm" svg:x="2.651cm" svg:y="15.224cm">
          <draw:text-box>
            <text:p>Output</text:p>
          </draw:text-box>
        </draw:frame>
        <draw:line draw:style-name="gr22" draw:text-style-name="P6" draw:layer="layout" svg:x1="3.54cm" svg:y1="21.32cm" svg:x2="6.715cm" svg:y2="18.145cm">
          <text:p/>
        </draw:line>
        <draw:line draw:style-name="gr22" draw:text-style-name="P6" draw:layer="layout" svg:x1="7.985cm" svg:y1="17.51cm" svg:x2="8.62cm" svg:y2="17.51cm">
          <text:p/>
        </draw:line>
        <draw:path draw:style-name="gr23" draw:text-style-name="P6" draw:layer="layout" svg:width="1.346cm" svg:height="0.448cm" draw:transform="rotate (0.785398163397448) translate (6.715cm 18.145cm)" svg:viewBox="0 0 1347 449" svg:d="M0 0c898 0 1257 359 1347 449">
          <text:p/>
        </draw:path>
        <draw:line draw:style-name="gr24" draw:text-style-name="P6" draw:layer="layout" svg:x1="3.54cm" svg:y1="18.145cm" svg:x2="6.715cm" svg:y2="18.145cm">
          <text:p/>
        </draw:line>
        <draw:line draw:style-name="gr24" draw:text-style-name="P6" draw:layer="layout" svg:x1="6.715cm" svg:y1="21.32cm" svg:x2="6.716cm" svg:y2="18.145cm">
          <text:p/>
        </draw:line>
        <draw:line draw:style-name="gr24" draw:text-style-name="P6" draw:layer="layout" svg:x1="3.54cm" svg:y1="17.51cm" svg:x2="7.985cm" svg:y2="17.51cm">
          <text:p/>
        </draw:line>
        <draw:line draw:style-name="gr24" draw:text-style-name="P6" draw:layer="layout" svg:x1="7.349cm" svg:y1="21.32cm" svg:x2="7.35cm" svg:y2="17.637cm">
          <text:p/>
        </draw:line>
        <draw:line draw:style-name="gr24" draw:text-style-name="P6" draw:layer="layout" svg:x1="7.985cm" svg:y1="21.32cm" svg:x2="7.985cm" svg:y2="17.51cm">
          <text:p/>
        </draw:line>
        <draw:frame draw:style-name="gr25" draw:text-style-name="P7" draw:layer="layout" svg:width="0.739cm" svg:height="0.725cm" svg:x="6.992cm" svg:y="21.32cm">
          <draw:text-box>
            <text:p>h</text:p>
          </draw:text-box>
        </draw:frame>
        <draw:frame draw:style-name="gr26" draw:text-style-name="P7" draw:layer="layout" svg:width="0.874cm" svg:height="0.725cm" svg:x="7.604cm" svg:y="21.32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2.801cm" svg:y="17.129cm">
          <draw:text-box>
            <text:p>h</text:p>
          </draw:text-box>
        </draw:frame>
        <draw:frame draw:style-name="gr26" draw:text-style-name="P7" draw:layer="layout" svg:width="0.874cm" svg:height="0.725cm" svg:x="2.801cm" svg:y="17.764cm">
          <draw:text-box>
            <text:p>a<text:span text:style-name="T2">1</text:span></text:p>
          </draw:text-box>
        </draw:frame>
        <draw:frame draw:style-name="gr27" draw:text-style-name="P7" draw:layer="layout" svg:width="3.429cm" svg:height="2.147cm" svg:x="8.493cm" svg:y="23.618cm">
          <draw:text-box>
            <text:p>h - a<text:span text:style-name="T2">1</text:span><text:span text:style-name="T3"> = b – h</text:span></text:p>
            <text:p><text:span text:style-name="T3">a</text:span><text:span text:style-name="T2">1</text:span><text:span text:style-name="T3"> = r * h</text:span></text:p>
            <text:p><text:span text:style-name="T3">a</text:span><text:span text:style-name="T2">2</text:span><text:span text:style-name="T3"> = 2h – r * h</text:span></text:p>
          </draw:text-box>
        </draw:frame>
        <draw:frame draw:style-name="gr26" draw:text-style-name="P7" draw:layer="layout" svg:width="0.874cm" svg:height="0.725cm" svg:x="6.357cm" svg:y="21.32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2.928cm" svg:y="21.193cm">
          <draw:text-box>
            <text:p>0</text:p>
          </draw:text-box>
        </draw:frame>
        <draw:frame draw:style-name="gr28" draw:text-style-name="P7" draw:layer="layout" svg:width="3.757cm" svg:height="0.725cm" svg:x="4.175cm" svg:y="22.246cm">
          <draw:text-box>
            <text:p>L = h – a<text:span text:style-name="T2">1</text:span><text:span text:style-name="T3"> = a</text:span><text:span text:style-name="T2">2</text:span><text:span text:style-name="T3"> - h</text:span></text:p>
          </draw:text-box>
        </draw:frame>
        <draw:line draw:style-name="gr18" draw:text-style-name="P6" draw:layer="layout" svg:x1="13.065cm" svg:y1="18.78cm" svg:x2="24.495cm" svg:y2="18.78cm">
          <text:p/>
        </draw:line>
        <draw:line draw:style-name="gr19" draw:text-style-name="P6" draw:layer="layout" svg:x1="18.78cm" svg:y1="22.844cm" svg:x2="18.78cm" svg:y2="13.446cm">
          <text:p/>
        </draw:line>
        <draw:frame draw:style-name="gr20" draw:text-style-name="P7" draw:layer="layout" svg:width="1.45cm" svg:height="0.725cm" svg:x="24.495cm" svg:y="18.436cm">
          <draw:text-box>
            <text:p>Input</text:p>
          </draw:text-box>
        </draw:frame>
        <draw:frame draw:style-name="gr21" draw:text-style-name="P7" draw:layer="layout" svg:width="1.78cm" svg:height="0.725cm" svg:x="17.891cm" svg:y="12.684cm">
          <draw:text-box>
            <text:p>Output</text:p>
          </draw:text-box>
        </draw:frame>
        <draw:line draw:style-name="gr22" draw:text-style-name="P6" draw:layer="layout" svg:x1="18.78cm" svg:y1="18.78cm" svg:x2="21.955cm" svg:y2="15.605cm">
          <text:p/>
        </draw:line>
        <draw:line draw:style-name="gr22" draw:text-style-name="P6" draw:layer="layout" svg:x1="23.225cm" svg:y1="14.97cm" svg:x2="23.86cm" svg:y2="14.97cm">
          <text:p/>
        </draw:line>
        <draw:path draw:style-name="gr23" draw:text-style-name="P6" draw:layer="layout" svg:width="1.346cm" svg:height="0.448cm" draw:transform="rotate (0.785398163397448) translate (21.955cm 15.605cm)" svg:viewBox="0 0 1347 449" svg:d="M0 0c898 0 1257 359 1347 449">
          <text:p/>
        </draw:path>
        <draw:line draw:style-name="gr24" draw:text-style-name="P6" draw:layer="layout" svg:x1="18.78cm" svg:y1="15.605cm" svg:x2="21.955cm" svg:y2="15.605cm">
          <text:p/>
        </draw:line>
        <draw:line draw:style-name="gr24" draw:text-style-name="P6" draw:layer="layout" svg:x1="21.955cm" svg:y1="18.78cm" svg:x2="21.956cm" svg:y2="15.605cm">
          <text:p/>
        </draw:line>
        <draw:line draw:style-name="gr24" draw:text-style-name="P6" draw:layer="layout" svg:x1="18.78cm" svg:y1="14.97cm" svg:x2="23.225cm" svg:y2="14.97cm">
          <text:p/>
        </draw:line>
        <draw:line draw:style-name="gr24" draw:text-style-name="P6" draw:layer="layout" svg:x1="22.589cm" svg:y1="18.78cm" svg:x2="22.59cm" svg:y2="15.097cm">
          <text:p/>
        </draw:line>
        <draw:line draw:style-name="gr24" draw:text-style-name="P6" draw:layer="layout" svg:x1="23.225cm" svg:y1="18.78cm" svg:x2="23.225cm" svg:y2="14.97cm">
          <text:p/>
        </draw:line>
        <draw:frame draw:style-name="gr25" draw:text-style-name="P7" draw:layer="layout" svg:width="0.739cm" svg:height="0.725cm" svg:x="22.232cm" svg:y="18.78cm">
          <draw:text-box>
            <text:p>h</text:p>
          </draw:text-box>
        </draw:frame>
        <draw:frame draw:style-name="gr26" draw:text-style-name="P7" draw:layer="layout" svg:width="0.874cm" svg:height="0.725cm" svg:x="22.844cm" svg:y="18.78cm">
          <draw:text-box>
            <text:p>a<text:span text:style-name="T2">2</text:span></text:p>
          </draw:text-box>
        </draw:frame>
        <draw:frame draw:style-name="gr25" draw:text-style-name="P7" draw:layer="layout" svg:width="0.739cm" svg:height="0.725cm" svg:x="18.041cm" svg:y="14.589cm">
          <draw:text-box>
            <text:p>h</text:p>
          </draw:text-box>
        </draw:frame>
        <draw:frame draw:style-name="gr26" draw:text-style-name="P7" draw:layer="layout" svg:width="0.874cm" svg:height="0.725cm" svg:x="18.041cm" svg:y="15.224cm">
          <draw:text-box>
            <text:p>a<text:span text:style-name="T2">1</text:span></text:p>
          </draw:text-box>
        </draw:frame>
        <draw:frame draw:style-name="gr26" draw:text-style-name="P7" draw:layer="layout" svg:width="0.874cm" svg:height="0.725cm" svg:x="21.597cm" svg:y="18.78cm">
          <draw:text-box>
            <text:p>a<text:span text:style-name="T2">1</text:span></text:p>
          </draw:text-box>
        </draw:frame>
        <draw:frame draw:style-name="gr25" draw:text-style-name="P7" draw:layer="layout" svg:width="0.739cm" svg:height="0.725cm" svg:x="18.145cm" svg:y="18.182cm">
          <draw:text-box>
            <text:p>0</text:p>
          </draw:text-box>
        </draw:frame>
        <draw:path draw:style-name="gr29" draw:text-style-name="P6" draw:layer="layout" svg:width="1.346cm" svg:height="0.448cm" draw:transform="rotate (-2.35619449019235) translate (15.605cm 21.955cm)" svg:viewBox="0 0 1347 449" svg:d="M0 0c898 0 1257 359 1347 449">
          <text:p/>
        </draw:path>
        <draw:line draw:style-name="gr30" draw:text-style-name="P6" draw:layer="layout" svg:x1="13.7cm" svg:y1="22.59cm" svg:x2="14.335cm" svg:y2="22.59cm">
          <text:p/>
        </draw:line>
        <draw:line draw:style-name="gr31" draw:text-style-name="P6" draw:layer="layout" svg:x1="14.335cm" svg:y1="23.479cm" svg:x2="15.986cm" svg:y2="23.479cm">
          <text:p/>
        </draw:line>
        <draw:frame draw:style-name="gr32" draw:text-style-name="P8" draw:layer="layout" svg:width="5.26cm" svg:height="0.725cm" svg:x="13.192cm" svg:y="23.77cm">
          <draw:text-box>
            <text:p><text:span text:style-name="T4">Direction of ξ, when x &lt; 0</text:span></text:p>
          </draw:text-box>
        </draw:frame>
        <draw:line draw:style-name="gr31" draw:text-style-name="P6" draw:layer="layout" svg:x1="23.479cm" svg:y1="14.462cm" svg:x2="21.701cm" svg:y2="14.462cm">
          <text:p/>
        </draw:line>
        <draw:frame draw:style-name="gr32" draw:text-style-name="P8" draw:layer="layout" svg:width="5.26cm" svg:height="0.725cm" svg:x="21.066cm" svg:y="13.483cm">
          <draw:text-box>
            <text:p><text:span text:style-name="T4">Direction of ξ, when x &gt; 0</text:span></text:p>
          </draw:text-box>
        </draw:frame>
        <draw:line draw:style-name="gr30" draw:text-style-name="P6" draw:layer="layout" svg:x1="18.781cm" svg:y1="18.781cm" svg:x2="15.605cm" svg:y2="21.955cm">
          <text:p/>
        </draw:line>
      </draw:page>
      <draw:page draw:name="page2" draw:style-name="dp1" draw:master-page-name="Default">
        <draw:frame draw:style-name="gr1" draw:text-style-name="P1" draw:layer="layout" svg:width="1.56cm" svg:height="0.878cm" svg:x="2.028cm" svg:y="7.542cm">
          <draw:text-box>
            <text:p><text:span text:style-name="T1">Input</text:span></text:p>
          </draw:text-box>
        </draw:frame>
        <draw:custom-shape draw:style-name="gr3" draw:text-style-name="P2" xml:id="id7" draw:id="id7" draw:layer="layout" svg:width="2.54cm" svg:height="1.27cm" svg:x="13.585cm" svg:y="7.35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3.175cm" svg:height="1.27cm" svg:x="9.013cm" svg:y="7.35cm">
          <text:p text:style-name="P2"><text:span text:style-name="T1">Upsamp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125cm" svg:y1="7.985cm" svg:x2="17.395cm" svg:y2="7.985cm" draw:start-shape="id7" draw:start-glue-point="1" draw:end-shape="id8" draw:end-glue-point="3" svg:d="M16125 7985h1270" svg:viewBox="0 0 1271 1">
          <text:p/>
        </draw:connector>
        <draw:custom-shape draw:style-name="gr5" draw:text-style-name="P2" xml:id="id8" draw:id="id8" draw:layer="layout" svg:width="3.81cm" svg:height="1.27cm" svg:x="17.395cm" svg:y="7.35cm">
          <text:p text:style-name="P2"><text:span text:style-name="T1">Downsampl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2.188cm" svg:y1="7.985cm" svg:x2="13.585cm" svg:y2="7.985cm" draw:start-shape="id9" draw:start-glue-point="1" draw:end-shape="id7" draw:end-glue-point="3" svg:d="M12188 7985h1397" svg:viewBox="0 0 1398 1">
          <text:p/>
        </draw:connector>
        <draw:line draw:style-name="gr16" draw:text-style-name="P3" draw:layer="layout" svg:x1="21.211cm" svg:y1="7.985cm" svg:x2="22.608cm" svg:y2="7.985cm">
          <text:p/>
        </draw:line>
        <draw:frame draw:style-name="gr17" draw:text-style-name="P1" draw:layer="layout" svg:width="1.78cm" svg:height="0.878cm" svg:x="22.589cm" svg:y="7.542cm">
          <draw:text-box>
            <text:p><text:span text:style-name="T1">Output</text:span></text:p>
          </draw:text-box>
        </draw:frame>
        <draw:custom-shape draw:style-name="gr7" draw:text-style-name="P2" xml:id="id10" draw:id="id10" draw:layer="layout" svg:width="3.175cm" svg:height="1.27cm" svg:x="4.822cm" svg:y="7.35cm">
          <text:p text:style-name="P2"><text:span text:style-name="T1">Lowpass</text:span></text:p>
          <draw:enhanced-geometry svg:viewBox="0 0 21600 21600" draw:type="rectangle" draw:enhanced-path="M 0 0 L 21600 0 21600 21600 0 21600 0 0 Z N"/>
        </draw:custom-shape>
        <draw:connector draw:style-name="gr33" draw:text-style-name="P6" draw:layer="layout" svg:x1="7.997cm" svg:y1="7.985cm" svg:x2="9.013cm" svg:y2="7.985cm" draw:start-shape="id10" draw:start-glue-point="1" draw:end-shape="id9" draw:end-glue-point="3" svg:d="M7997 7985h1016" svg:viewBox="0 0 1017 1">
          <text:p/>
        </draw:connector>
        <draw:line draw:style-name="gr34" draw:text-style-name="P6" draw:layer="layout" svg:x1="3.552cm" svg:y1="7.985cm" svg:x2="4.822cm" svg:y2="7.985cm">
          <text:p/>
        </draw:line>
        <draw:frame draw:style-name="gr1" draw:text-style-name="P1" draw:layer="layout" svg:width="1.56cm" svg:height="0.878cm" svg:x="2.027cm" svg:y="12.622cm">
          <draw:text-box>
            <text:p><text:span text:style-name="T1">Input</text:span></text:p>
          </draw:text-box>
        </draw:frame>
        <draw:custom-shape draw:style-name="gr3" draw:text-style-name="P2" draw:layer="layout" svg:width="2.54cm" svg:height="1.27cm" svg:x="13.065cm" svg:y="12.43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1.27cm" svg:x="9.89cm" svg:y="14.335cm">
          <text:p text:style-name="P2"><text:span text:style-name="T1">True Peak Meter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7.985cm" svg:y1="13.065cm" svg:x2="13.065cm" svg:y2="13.065cm">
          <text:p/>
        </draw:line>
        <draw:frame draw:style-name="gr17" draw:text-style-name="P1" draw:layer="layout" svg:width="1.78cm" svg:height="0.878cm" svg:x="16.988cm" svg:y="12.622cm">
          <draw:text-box>
            <text:p><text:span text:style-name="T1">Output</text:span></text:p>
          </draw:text-box>
        </draw:frame>
        <draw:custom-shape draw:style-name="gr7" draw:text-style-name="P2" draw:layer="layout" svg:width="3.175cm" svg:height="1.27cm" svg:x="4.821cm" svg:y="12.43cm">
          <text:p text:style-name="P2"><text:span text:style-name="T1">Lowpass</text:span>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3.551cm" svg:y1="13.065cm" svg:x2="4.821cm" svg:y2="13.065cm">
          <text:p/>
        </draw:line>
        <draw:line draw:style-name="gr16" draw:text-style-name="P3" draw:layer="layout" svg:x1="8.62cm" svg:y1="14.97cm" svg:x2="9.89cm" svg:y2="14.97cm">
          <text:p/>
        </draw:line>
        <draw:custom-shape draw:style-name="gr10" draw:text-style-name="P5" draw:layer="layout" svg:width="0.254cm" svg:height="0.254cm" svg:x="8.493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8.62cm" svg:y1="13.065cm" svg:x2="8.62cm" svg:y2="14.97cm">
          <text:p/>
        </draw:line>
        <draw:line draw:style-name="gr35" draw:text-style-name="P6" draw:layer="layout" svg:x1="14.335cm" svg:y1="14.97cm" svg:x2="14.335cm" svg:y2="13.7cm">
          <text:p/>
        </draw:line>
        <draw:line draw:style-name="gr12" draw:text-style-name="P6" draw:layer="layout" svg:x1="13.7cm" svg:y1="14.97cm" svg:x2="14.335cm" svg:y2="14.97cm">
          <text:p/>
        </draw:line>
        <draw:line draw:style-name="gr16" draw:text-style-name="P3" draw:layer="layout" svg:x1="15.605cm" svg:y1="13.065cm" svg:x2="17.002cm" svg:y2="13.0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0T23:14:14.731000000</meta:creation-date>
    <meta:editing-duration>PT7H41M28S</meta:editing-duration>
    <meta:editing-cycles>144</meta:editing-cycles>
    <meta:generator>LibreOffice/7.3.2.2$Windows_X86_64 LibreOffice_project/49f2b1bff42cfccbd8f788c8dc32c1c309559be0</meta:generator>
    <dc:title>A4_Landscape</dc:title>
    <dc:date>2022-05-19T23:48:40.931000000</dc:date>
    <meta:document-statistic meta:object-count="88"/>
    <meta:template xlink:type="simple" xlink:actuate="onRequest" xlink:title="A4_Landscape" xlink:href="../../../../../AppData/Roaming/LibreOffice/4/user/template/A4_Landscape.otg" meta:date="2020-10-10T23:14:10.840000000"/>
  </office:meta>
</office:document-meta>
</file>